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48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667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0.9882in"/>
    </style:style>
    <style:style style:name="co21" style:family="table-column">
      <style:table-column-properties fo:break-before="auto" style:column-width="1.119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2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3.1091in"/>
    </style:style>
    <style:style style:name="co26" style:family="table-column">
      <style:table-column-properties fo:break-before="auto" style:column-width="2.394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5602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9in"/>
    </style:style>
    <style:style style:name="co32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H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1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4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0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5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5/01/2019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11200.0" office:value-type="float"/>
          <table:table-cell table:style-name="acquired_lot_note_border_fiat" office:value="155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4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.00000000 of 1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2: 1.00000000 of 1.5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5600.0" office:value-type="float"/>
          <table:table-cell table:style-name="acquired_lot_note_fiat" office:value="7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8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50000000 of 0.5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50000000 of 1.5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11:1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2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6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0.20000000 of 0.3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21614.0" office:value-type="float"/>
          <table:table-cell table:style-name="acquired_lot_note_fiat" office:value="599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562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6: 1.08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8000000 of 1.08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5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7650.0" office:value-type="float"/>
          <table:table-cell table:style-name="acquired_lot_note_fiat" office:value="2830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819.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6: 0.51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1000000 of 0.5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5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6800.0" office:value-type="float"/>
          <table:table-cell table:style-name="acquired_lot_note_fiat" office:value="832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475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4: 1.50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50000000 of 1.5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11:1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29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2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0000000 of 0.5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0.98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19612.703703703704" office:value-type="float"/>
          <table:table-cell table:style-name="acquired_lot_note_fiat" office:value="1519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422.7037037037035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2: 0.98000000 of 1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98000000 of 1.08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2001.2962962962963" office:value-type="float"/>
          <table:table-cell table:style-name="acquired_lot_note_fiat" office:value="13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701.2962962962963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3/3: 0.10000000 of 0.3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10000000 of 1.08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1500.0" office:value-type="float"/>
          <table:table-cell table:style-name="acquired_lot_note_fiat" office:value="12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0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1: 0.10000000 of 0.1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10000000 of 0.51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6150.0" office:value-type="float"/>
          <table:table-cell table:style-name="acquired_lot_note_fiat" office:value="2275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874.5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3/4: 0.41000000 of 2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41000000 of 0.51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5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16800.0" office:value-type="float"/>
          <table:table-cell table:style-name="acquired_lot_note_border_fiat" office:value="8325.0" office:value-type="float"/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ransparent_border_fiat" office:value="8475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4: 1.50000000 of 2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50000000 of 1.5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296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52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0000000 of 0.5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98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19612.703703703704" office:value-type="float"/>
          <table:table-cell table:style-name="acquired_lot_note_fiat" office:value="1519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422.703703703703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98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98000000 of 1.08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01.2962962962963" office:value-type="float"/>
          <table:table-cell table:style-name="acquired_lot_note_fiat" office:value="13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701.296296296296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10000000 of 0.3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10000000 of 1.08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1500.0" office:value-type="float"/>
          <table:table-cell table:style-name="acquired_lot_note_fiat" office:value="12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10000000 of 0.1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0.5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6150.0" office:value-type="float"/>
          <table:table-cell table:style-name="acquired_lot_note_fiat" office:value="2275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874.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4: 0.41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41000000 of 0.5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360" office:value-type="string" calcext:value-type="string" table:number-columns-spanned="9" table:number-rows-spanned="1">
            <text:p>Crypto Donatio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Default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dona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Dona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dona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donati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55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5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6: 0.1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13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0.10000000 of 0.3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13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0.10000000 of 0.3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Gifts</text:p>
          </table:table-cell>
          <table:covered-table-cell table:style-name="ce9"/>
          <table:covered-table-cell table:style-name="ce24"/>
          <table:covered-table-cell table:style-name="Default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gif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Gif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gif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gift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278.0" office:value-type="float"/>
          <table:table-cell table:style-name="acquired_lot_note_fiat" office:value="117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3/3: 0.09000000 of 0.3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0.09000000 of 0.4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acquired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0.10000000 of 0.1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0.10000000 of 0.4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982.0" office:value-type="float"/>
          <table:table-cell table:style-name="acquired_lot_note_fiat" office:value="116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16.5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6: 0.21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1000000 of 0.4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.0" office:value-type="float"/>
          <table:table-cell table:style-name="acquired_lot_note_fiat" office:value="44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8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0.30000000 of 0.5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30000000 of 0.4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acquired_lot_note_fiat" office:value="13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3: 0.10000000 of 0.3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10000000 of 0.4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.0" office:value-type="float"/>
          <table:table-cell table:style-name="acquired_lot_note_fiat" office:value="44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8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0.30000000 of 0.5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30000000 of 0.4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acquired_lot_note_fiat" office:value="13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3: 0.10000000 of 0.3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10000000 of 0.4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Interest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186"/>
          <table:table-cell table:style-name="ce197"/>
          <table:table-cell table:style-name="ce206"/>
          <table:table-cell table:style-name="ce44"/>
          <table:table-cell table:style-name="ce4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15</text:p>
          </table:table-cell>
          <table:table-cell table:style-name="taxable_event_note_border_fiat" office:value="0.1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1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1.00000000 of 1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5-01-01 01:03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4:01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11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111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Investment Expenses</text:p>
          </table:table-cell>
          <table:covered-table-cell table:style-name="ce9"/>
          <table:covered-table-cell table:style-name="ce24"/>
          <table:covered-table-cell table:style-name="Default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transac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Transaction fee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transac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transact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13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1000000 of 0.3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77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6: 0.02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7/21/2020</text:p>
          </table:table-cell>
          <table:table-cell table:style-name="taxable_event_note_fiat" office:value="856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3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6/6: 0.04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7-21 10:02:02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1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1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2: 0.02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7/21/2020</text:p>
          </table:table-cell>
          <table:table-cell table:style-name="taxable_event_note_fiat" office:value="856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3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4/4: 0.04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7-21 10:02:02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1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1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2: 0.02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3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4/4: 0.04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00.54633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23T01:28:45.714732</dc:date>
    <meta:editing-duration>P1DT10H59M15S</meta:editing-duration>
    <meta:editing-cycles>116</meta:editing-cycles>
    <meta:generator>http://pypi.python.org/pypi/ezodf/0.1.0$Python3.10.4 (main, Jun 29 2022, 12:14:53) [GCC 11.2.0]</meta:generator>
    <meta:document-statistic meta:table-count="13" meta:cell-count="369" meta:object-count="0"/>
  </office:meta>
</office:document-meta>
</file>